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automatic-styles>
    <style:style style:name="Table1" style:family="table" style:master-page-name="Standard">
      <style:table-properties style:width="7.1097in" fo:margin-left="0in" fo:margin-top="0in" fo:margin-bottom="0in" style:page-number="auto" fo:break-before="page" table:align="left" style:writing-mode="lr-tb"/>
    </style:style>
    <style:style style:name="Table1.A" style:family="table-column">
      <style:table-column-properties style:column-width="1.559in"/>
    </style:style>
    <style:style style:name="Table1.B" style:family="table-column">
      <style:table-column-properties style:column-width="5.55in"/>
    </style:style>
    <style:style style:name="Table1.1" style:family="table-row">
      <style:table-row-properties fo:keep-together="auto"/>
    </style:style>
    <style:style style:name="Table1.A1" style:family="table-cell">
      <style:table-cell-properties fo:background-color="#ffffff" fo:padding-left="0.0201in" fo:padding-right="0.0201in" fo:padding-top="0.0597in" fo:padding-bottom="0.0597in" fo:border="none">
        <style:background-image/>
      </style:table-cell-properties>
    </style:style>
    <style:style style:name="Table1.A13" style:family="table-cell">
      <style:table-cell-properties fo:background-color="#cccccc" fo:padding-left="0.0201in" fo:padding-right="0.0201in" fo:padding-top="0.0597in" fo:padding-bottom="0.0597in" fo:border="none">
        <style:background-image/>
      </style:table-cell-properties>
    </style:style>
    <style:style style:name="P1" style:family="paragraph" style:parent-style-name="Standard">
      <style:paragraph-properties fo:text-align="end" style:justify-single-word="false"/>
    </style:style>
    <style:style style:name="P2" style:family="paragraph" style:parent-style-name="Heading_20_3" style:list-style-name="WWNum2">
      <style:paragraph-properties fo:margin-left="0.0201in" fo:margin-right="0.0201in" fo:text-indent="0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Table_20_Contents">Name</text:p>
          </table:table-cell>
          <table:table-cell table:style-name="Table1.A1" office:value-type="string">
            <text:p text:style-name="Table_20_Contents">Michael Ackermann</text:p>
          </table:table-cell>
        </table:table-row>
        <table:table-row table:style-name="Table1.1">
          <table:table-cell table:style-name="Table1.A1" office:value-type="string">
            <text:p text:style-name="Table_20_Contents">Date of Birth</text:p>
          </table:table-cell>
          <table:table-cell table:style-name="Table1.A1" office:value-type="string">
            <text:p text:style-name="Table_20_Contents">11 November 1981</text:p>
          </table:table-cell>
        </table:table-row>
        <table:table-row table:style-name="Table1.1">
          <table:table-cell table:style-name="Table1.A1" office:value-type="string">
            <text:p text:style-name="Table_20_Contents">Nationality</text:p>
          </table:table-cell>
          <table:table-cell table:style-name="Table1.A1" office:value-type="string">
            <text:p text:style-name="Table_20_Contents">Deutsch</text:p>
          </table:table-cell>
        </table:table-row>
        <table:table-row table:style-name="Table1.1">
          <table:table-cell table:style-name="Table1.A1" office:value-type="string">
            <text:p text:style-name="Table_20_Contents">Studies</text:p>
          </table:table-cell>
          <table:table-cell table:style-name="Table1.A1" office:value-type="string">
            <text:p text:style-name="Table_20_Contents">Telecommunications and computer science</text:p>
          </table:table-cell>
        </table:table-row>
        <table:table-row table:style-name="Table1.1">
          <table:table-cell table:style-name="Table1.A1" office:value-type="string">
            <text:p text:style-name="Table_20_Contents">WebSite</text:p>
          </table:table-cell>
          <table:table-cell table:style-name="Table1.A1" office:value-type="string">
            <text:p text:style-name="Table_20_Contents"><text:a xlink:type="simple" xlink:href="http://www.padwalker.eu/" text:style-name="Internet_20_link" text:visited-style-name="Visited_20_Internet_20_Link"><text:span text:style-name="Internet_20_link">www.padwalker.eu</text:span></text:a></text:p>
          </table:table-cell>
        </table:table-row>
        <table:table-row table:style-name="Table1.1">
          <table:table-cell table:style-name="Table1.A1" office:value-type="string">
            <text:p text:style-name="Table_20_Contents">Social</text:p>
          </table:table-cell>
          <table:table-cell table:style-name="Table1.A1" office:value-type="string">
            <text:p text:style-name="Table_20_Contents"><text:a xlink:type="simple" xlink:href="https://github.com/agg1" text:style-name="Internet_20_link" text:visited-style-name="Visited_20_Internet_20_Link"><text:span text:style-name="Internet_20_link">github.com/agg1</text:span></text:a></text:p>
          </table:table-cell>
        </table:table-row>
        <table:table-row table:style-name="Table1.1">
          <table:table-cell table:style-name="Table1.A1" table:number-columns-spanned="2" office:value-type="string">
            <text:list xml:id="list3271943742196052991" text:style-name="WWNum2">
              <text:list-item>
                <text:list>
                  <text:list-item>
                    <text:list>
                      <text:list-item>
                        <text:h text:style-name="P2" text:outline-level="3">Skill Profile</text:h>
                      </text:list-item>
                    </text:list>
                  </text:list-item>
                </text:list>
              </text:list-item>
            </text:list>
          </table:table-cell>
          <table:covered-table-cell/>
        </table:table-row>
        <table:table-row table:style-name="Table1.1">
          <table:table-cell table:style-name="Table1.A1" office:value-type="string">
            <text:p text:style-name="Table_20_Contents">Software Development</text:p>
          </table:table-cell>
          <table:table-cell table:style-name="Table1.A1" office:value-type="string">
            <text:p text:style-name="Table_20_Contents">Application development with the Spring framework, Liferay enterprise portal technology, various persistence frameworks and templating systems, ANSI SQL</text:p>
            <text:p text:style-name="Table_20_Contents">Search Engine Technology and Natural Language Processing</text:p>
          </table:table-cell>
        </table:table-row>
        <table:table-row table:style-name="Table1.1">
          <table:table-cell table:style-name="Table1.A1" office:value-type="string">
            <text:p text:style-name="Table_20_Contents">Continuous Integration</text:p>
            <text:p text:style-name="Table_20_Contents">and</text:p>
            <text:p text:style-name="Table_20_Contents">Release Management</text:p>
          </table:table-cell>
          <table:table-cell table:style-name="Table1.A1" office:value-type="string">
            <text:p text:style-name="Table_20_Contents">Design and implementation of SCM solutions with Jenkins</text:p>
            <text:p text:style-name="Table_20_Contents">Repository administration and maintenance of Subversion, GIT, Perforce, Merant PVCS systems</text:p>
            <text:p text:style-name="Table_20_Contents">Build system implementations with CMake and related macro languages</text:p>
          </table:table-cell>
        </table:table-row>
        <table:table-row table:style-name="Table1.1">
          <table:table-cell table:style-name="Table1.A1" office:value-type="string">
            <text:p text:style-name="Table_20_Contents">Software Project Management</text:p>
          </table:table-cell>
          <table:table-cell table:style-name="Table1.A1" office:value-type="string">
            <text:p text:style-name="Table_20_Contents">Recent technical lead of three small software development teams of trainees</text:p>
            <text:p text:style-name="Table_20_Contents">Practical implementation of software engineering best practices</text:p>
            <text:p text:style-name="Table_20_Contents">Support with the introduction of an agile ticket and review based software development process</text:p>
          </table:table-cell>
        </table:table-row>
        <table:table-row table:style-name="Table1.1">
          <table:table-cell table:style-name="Table1.A1" office:value-type="string">
            <text:p text:style-name="Table_20_Contents">Network and System Administration</text:p>
          </table:table-cell>
          <table:table-cell table:style-name="Table1.A1" office:value-type="string">
            <text:p text:style-name="Table_20_Contents">Administration of Linux and Unix-like systems, database systems, Apache web and Tomcat servers, BSD PF and IPtables firewalls, VPN gateways and proxies, Qmail mail servers, scripting with Perl, Shell script and Python</text:p>
          </table:table-cell>
        </table:table-row>
        <table:table-row table:style-name="Table1.1">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3" table:number-columns-spanned="2" office:value-type="string">
            <text:list xml:id="list15127534064507" text:continue-numbering="true" text:style-name="WWNum2">
              <text:list-item>
                <text:list>
                  <text:list-item>
                    <text:list>
                      <text:list-item>
                        <text:h text:style-name="P2" text:outline-level="3">Career</text:h>
                      </text:list-item>
                    </text:list>
                  </text:list-item>
                </text:list>
              </text:list-item>
            </text:list>
          </table:table-cell>
          <table:covered-table-cell/>
        </table:table-row>
        <table:table-row table:style-name="Table1.1">
          <table:table-cell table:style-name="Table1.A1" office:value-type="string">
            <text:p text:style-name="Table_20_Contents">September 2016 -</text:p>
            <text:p text:style-name="Table_20_Contents">January 2017</text:p>
          </table:table-cell>
          <table:table-cell table:style-name="Table1.A1" office:value-type="string">
            <text:p text:style-name="Table_20_Contents">System call tracing and profiling</text:p>
            <text:p text:style-name="Table_20_Contents">Crypto-Related patches</text:p>
            <text:p text:style-name="Table_20_Contents">Gentoo Hardened LiveCD Project</text:p>
            <text:p text:style-name="Table_20_Contents">WebSite</text:p>
          </table:table-cell>
        </table:table-row>
        <table:table-row table:style-name="Table1.1">
          <table:table-cell table:style-name="Table1.A1" office:value-type="string">
            <text:p text:style-name="Table_20_Contents">May 2015 -</text:p>
            <text:p text:style-name="Table_20_Contents">September 2016</text:p>
          </table:table-cell>
          <table:table-cell table:style-name="Table1.A1" office:value-type="string">
            <text:p text:style-name="Table_20_Contents"><text:span text:style-name="T1">Development of Search Engine Technology for automated Document Retrieval and Categorization</text:span></text:p>
            <text:p text:style-name="Table_20_Contents">Specification and full re-implementation of an expert system for automated document categorization, text analysis, classification</text:p>
            <text:p text:style-name="Table_20_Contents">Design and implementation of scalable multi-threaded text analysis algorithms</text:p>
            <text:p text:style-name="Table_20_Contents">Design and implementation of the system architecture with the Spring-Framework and a NoSQL data store in a cluster environment</text:p>
            <text:p text:style-name="Table_20_Contents">Design and implementation of a JSON/REST web service, test, documentation, release management, software deployment, cluster administration</text:p>
            <text:p text:style-name="Table_20_Contents">Production tests with pharmacovigilance data, BAfS data, GEO location service</text:p>
          </table:table-cell>
        </table:table-row>
        <table:table-row table:style-name="Table1.1">
          <table:table-cell table:style-name="Table1.A1" office:value-type="string">
            <text:p text:style-name="Table_20_Contents">January 2015 - </text:p>
            <text:p text:style-name="Table_20_Contents">March 2015</text:p>
          </table:table-cell>
          <table:table-cell table:style-name="Table1.A1" office:value-type="string">
            <text:p text:style-name="Table_20_Contents"><text:span text:style-name="T1">Theoretical Physics</text:span></text:p>
            <text:p text:style-name="Table_20_Contents">Disproof of Albert Einsteins special relativity theory, alternative model for the general relativity theory, disproof of the standard cosmology model and critical review of the standard particle physics model</text:p>
            <text:p text:style-name="Table_20_Contents">Thoughts on electromagnetism concerning the “Grand Unified Theory” and nuclear technology</text:p>
          </table:table-cell>
        </table:table-row>
        <table:table-row table:style-name="Table1.1">
          <table:table-cell table:style-name="Table1.A1" office:value-type="string">
            <text:p text:style-name="Table_20_Contents">October 2014 – </text:p>
            <text:p text:style-name="Table_20_Contents">November 2014</text:p>
          </table:table-cell>
          <table:table-cell table:style-name="Table1.A1" office:value-type="string">
            <text:p text:style-name="Table_20_Contents"><text:span text:style-name="T1">Continuous Integration Consultant for Apris GmbH</text:span></text:p>
            <text:p text:style-name="Table_20_Contents">Review of the current release management and software development processes concerning software engineering best practices and quality</text:p>
            <text:p text:style-name="Table_20_Contents">Design and implementation of a continuous integration landscape, release planning and coordination of the external software developers in eastern Europe</text:p>
            <text:p text:style-name="Table_20_Contents">Handover of a Jenkins system for fully automated build and test system deployment </text:p>
            <text:p text:style-name="Table_20_Contents">Concept for the reimplementation of distributed system RPC mechanisms to improve application stability and performance and to integrate public health care IT services such as billing and validation of patient record compliance</text:p>
            <text:p text:style-name="Table_20_Contents">Concept to modularize the software according to common software architecture <text:soft-page-break/>practices with a Java enterprise framework</text:p>
          </table:table-cell>
        </table:table-row>
        <table:table-row table:style-name="Table1.1">
          <table:table-cell table:style-name="Table1.A1" office:value-type="string">
            <text:p text:style-name="Table_20_Contents">Januar 2014 – </text:p>
            <text:p text:style-name="Table_20_Contents">June 2014</text:p>
          </table:table-cell>
          <table:table-cell table:style-name="Table1.A1" office:value-type="string">
            <text:p text:style-name="Table_20_Contents">Development with OpenSource Software in Nuremberg</text:p>
            <text:p text:style-name="Table_20_Contents">Please refer to the projects references for details</text:p>
          </table:table-cell>
        </table:table-row>
        <table:table-row table:style-name="Table1.1">
          <table:table-cell table:style-name="Table1.A1" office:value-type="string">
            <text:p text:style-name="Table_20_Contents">October 2013 – </text:p>
            <text:p text:style-name="Table_20_Contents">November 2013</text:p>
          </table:table-cell>
          <table:table-cell table:style-name="Table1.A1" office:value-type="string">
            <text:p text:style-name="Table_20_Contents"><text:span text:style-name="T1">Continuous Integration Consultant for Technisat Digital GmbH - </text:span></text:p>
            <text:p text:style-name="Table_20_Contents"><text:span text:style-name="T1">Automotive Infotainment in Dresden</text:span></text:p>
            <text:p text:style-name="Table_20_Contents">Optimization of the software integration process and concept to reduce the efforts of daily integration process</text:p>
            <text:p text:style-name="Table_20_Contents">Planning of the infrastructure, Introduction of ticket-based work in the software integration team</text:p>
          </table:table-cell>
        </table:table-row>
        <table:table-row table:style-name="Table1.1">
          <table:table-cell table:style-name="Table1.A1" office:value-type="string">
            <text:p text:style-name="Table_20_Contents">Mai 2011 – </text:p>
            <text:p text:style-name="Table_20_Contents">September 2013</text:p>
          </table:table-cell>
          <table:table-cell table:style-name="Table1.A1" office:value-type="string">
            <text:p text:style-name="Table_20_Contents"><text:span text:style-name="T1">Abidat GmbH in Nuremberg</text:span></text:p>
            <text:p text:style-name="Table_20_Contents">Development of an enterprise email marketing software</text:p>
            <text:p text:style-name="Table_20_Contents">Development of an enterprise collaboration software</text:p>
            <text:p text:style-name="Table_20_Contents"><text:span text:style-name="T2">Linux server administration</text:span></text:p>
          </table:table-cell>
        </table:table-row>
        <table:table-row table:style-name="Table1.1">
          <table:table-cell table:style-name="Table1.A1" office:value-type="string">
            <text:p text:style-name="Table_20_Contents">April 2012 – </text:p>
            <text:p text:style-name="Table_20_Contents">July 2013</text:p>
          </table:table-cell>
          <table:table-cell table:style-name="Table1.A1" office:value-type="string">
            <text:p text:style-name="Table_20_Contents"><text:span text:style-name="T1">Continuous Integration Consultant for e.Solutions GmbH – </text:span></text:p>
            <text:p text:style-name="Table_20_Contents"><text:span text:style-name="T1">Automotive Infotainment in Erlangen</text:span></text:p>
            <text:p text:style-name="Table_20_Contents">Design and implementation of the continuous integration landscape</text:p>
            <text:p text:style-name="Table_20_Contents">Test automation</text:p>
            <text:p text:style-name="Table_20_Contents">Web application development</text:p>
            <text:p text:style-name="Table_20_Contents">System administration</text:p>
          </table:table-cell>
        </table:table-row>
        <table:table-row table:style-name="Table1.1">
          <table:table-cell table:style-name="Table1.A1" office:value-type="string">
            <text:p text:style-name="Table_20_Contents">September 2012 – </text:p>
            <text:p text:style-name="Table_20_Contents">December 2012</text:p>
          </table:table-cell>
          <table:table-cell table:style-name="Table1.A1" office:value-type="string">
            <text:p text:style-name="Table_20_Contents"><text:span text:style-name="T1">Continous Integration consultant for Hager Group SE – </text:span></text:p>
            <text:p text:style-name="Table_20_Contents"><text:span text:style-name="T1">Facility Automation in Karlsruhe</text:span></text:p>
            <text:p text:style-name="Table_20_Contents">Design and implementation of the continuous integration landscape with Jenkins</text:p>
            <text:p text:style-name="Table_20_Contents">Test automation</text:p>
            <text:p text:style-name="Table_20_Contents">Source Code Management system maintenance, branching and migration concept</text:p>
          </table:table-cell>
        </table:table-row>
        <table:table-row table:style-name="Table1.1">
          <table:table-cell table:style-name="Table1.A1" office:value-type="string">
            <text:p text:style-name="Table_20_Contents">April 2010 – </text:p>
            <text:p text:style-name="Table_20_Contents">April 2011</text:p>
          </table:table-cell>
          <table:table-cell table:style-name="Table1.A1" office:value-type="string">
            <text:p text:style-name="Table_20_Contents"><text:span text:style-name="T1">Internetagentur Schott GmbH - </text:span></text:p>
            <text:p text:style-name="Table_20_Contents"><text:span text:style-name="T1">Satellite Internet Service Provider in Bamberg</text:span></text:p>
            <text:p text:style-name="Table_20_Contents">Development of the SatspeedDSLAM dynamic satellite traffic shaping system</text:p>
            <text:p text:style-name="Table_20_Contents">Web application development of the Account Management System including business process automation</text:p>
            <text:p text:style-name="Table_20_Contents">Server Administration of mail, web, voip and proxy servers</text:p>
          </table:table-cell>
        </table:table-row>
        <table:table-row table:style-name="Table1.1">
          <table:table-cell table:style-name="Table1.A1" office:value-type="string">
            <text:p text:style-name="Table_20_Contents">April 2009</text:p>
          </table:table-cell>
          <table:table-cell table:style-name="Table1.A1" office:value-type="string">
            <text:p text:style-name="Table_20_Contents"><text:span text:style-name="T1">Institut für Talentenwicklung GmbH – </text:span></text:p>
            <text:p text:style-name="Table_20_Contents"><text:span text:style-name="T1">Trade Fair Planning Software Development in Leipzig</text:span></text:p>
            <text:p text:style-name="Table_20_Contents"><text:span text:style-name="T2">.Net application development</text:span></text:p>
          </table:table-cell>
        </table:table-row>
        <table:table-row table:style-name="Table1.1">
          <table:table-cell table:style-name="Table1.A1" office:value-type="string">
            <text:p text:style-name="Table_20_Contents">July 2008 – </text:p>
            <text:p text:style-name="Table_20_Contents">December 2009</text:p>
          </table:table-cell>
          <table:table-cell table:style-name="Table1.A1" office:value-type="string">
            <text:p text:style-name="Table_20_Contents"><text:span text:style-name="T1">Pflegedienst Smerling GmbH – Geriatric Health Care Administration Software in Leipzig</text:span></text:p>
            <text:p text:style-name="Table_20_Contents">Assistance with the introduction of a complex accounting software based on VisualFox Pro</text:p>
          </table:table-cell>
        </table:table-row>
        <table:table-row table:style-name="Table1.1">
          <table:table-cell table:style-name="Table1.A1" office:value-type="string">
            <text:p text:style-name="Table_20_Contents">August 2009 – </text:p>
            <text:p text:style-name="Table_20_Contents">March 2010</text:p>
          </table:table-cell>
          <table:table-cell table:style-name="Table1.A1" office:value-type="string">
            <text:p text:style-name="Table_20_Contents"><text:span text:style-name="T1">Hardened Linux Distribution Development in Leipzig</text:span></text:p>
            <text:p text:style-name="Table_20_Contents">Development of a hardened GNU Linux distribution</text:p>
          </table:table-cell>
        </table:table-row>
        <table:table-row table:style-name="Table1.1">
          <table:table-cell table:style-name="Table1.A1" office:value-type="string">
            <text:p text:style-name="Table_20_Contents">May 2009</text:p>
          </table:table-cell>
          <table:table-cell table:style-name="Table1.A1" office:value-type="string">
            <text:p text:style-name="Table_20_Contents"><text:span text:style-name="T1">TCP DNS Random Resolver Daemon in Leipzig</text:span></text:p>
            <text:p text:style-name="Table_20_Contents">Concept and implementation of a reasonable way to evade “DNS filters”</text:p>
          </table:table-cell>
        </table:table-row>
        <table:table-row table:style-name="Table1.1">
          <table:table-cell table:style-name="Table1.A1" office:value-type="string">
            <text:p text:style-name="Table_20_Contents">September 2008 – </text:p>
            <text:p text:style-name="Table_20_Contents">December 2008</text:p>
          </table:table-cell>
          <table:table-cell table:style-name="Table1.A1" office:value-type="string">
            <text:p text:style-name="Table_20_Contents"><text:span text:style-name="T1">Microsoft Technology Specialist Certifications in Leipzig</text:span></text:p>
            <text:p text:style-name="Table_20_Contents">SQLServer 2005 administration</text:p>
            <text:p text:style-name="Table_20_Contents">Web development with C#/.Net and ASP/.Net</text:p>
            <text:p text:style-name="Table_20_Contents">Business intelligence with Microsoft SQLServer 2005</text:p>
          </table:table-cell>
        </table:table-row>
        <table:table-row table:style-name="Table1.1">
          <table:table-cell table:style-name="Table1.A1" office:value-type="string">
            <text:p text:style-name="Table_20_Contents">February 2008 – </text:p>
            <text:p text:style-name="Table_20_Contents">April 2008</text:p>
          </table:table-cell>
          <table:table-cell table:style-name="Table1.A1" office:value-type="string">
            <text:p text:style-name="Table_20_Contents"><text:span text:style-name="T1">Alfavision GmbH – Industrial Image Processing in Passau</text:span></text:p>
            <text:p text:style-name="Table_20_Contents">Software development with C and C++</text:p>
          </table:table-cell>
        </table:table-row>
        <table:table-row table:style-name="Table1.1">
          <table:table-cell table:style-name="Table1.A1" office:value-type="string">
            <text:p text:style-name="Table_20_Contents">April 2007 – </text:p>
            <text:p text:style-name="Table_20_Contents">June 2007</text:p>
          </table:table-cell>
          <table:table-cell table:style-name="Table1.A1" office:value-type="string">
            <text:p text:style-name="Table_20_Contents"><text:span text:style-name="T1">ICAM Systems GmbH Insurance Control and Management Systems in Leipzig</text:span></text:p>
            <text:p text:style-name="Table_20_Contents">Web services development</text:p>
          </table:table-cell>
        </table:table-row>
        <table:table-row table:style-name="Table1.1">
          <table:table-cell table:style-name="Table1.A1" office:value-type="string">
            <text:p text:style-name="Table_20_Contents">2006 – 2007</text:p>
          </table:table-cell>
          <table:table-cell table:style-name="Table1.A1" office:value-type="string">
            <text:p text:style-name="Table_20_Contents"><text:span text:style-name="T1">Side Jobs in Leipzig and Berlin</text:span></text:p>
            <text:p text:style-name="Table_20_Contents">Event security services, car recycling</text:p>
          </table:table-cell>
        </table:table-row>
        <table:table-row table:style-name="Table1.1">
          <table:table-cell table:style-name="Table1.A1" office:value-type="string">
            <text:p text:style-name="Table_20_Contents">2002 – 2005</text:p>
          </table:table-cell>
          <table:table-cell table:style-name="Table1.A1" office:value-type="string">
            <text:p text:style-name="Table_20_Contents"><text:span text:style-name="T1">Student Projects in Leipzig</text:span></text:p>
            <text:p text:style-name="Table_20_Contents">Implementation of the “Berlin Clock”</text:p>
            <text:p text:style-name="Table_20_Contents">Implementation of Neuronal Network algorithms</text:p>
            <text:p text:style-name="Table_20_Contents"><text:soft-page-break/>Documentation of the campus network</text:p>
            <text:p text:style-name="Table_20_Contents">Implementation of the Jacobi numerical algorithm</text:p>
          </table:table-cell>
        </table:table-row>
        <table:table-row table:style-name="Table1.1">
          <table:table-cell table:style-name="Table1.A1" office:value-type="string">
            <text:p text:style-name="Table_20_Contents">April 2004 – </text:p>
            <text:p text:style-name="Table_20_Contents">August 2004</text:p>
          </table:table-cell>
          <table:table-cell table:style-name="Table1.A1" office:value-type="string">
            <text:p text:style-name="Table_20_Contents"><text:span text:style-name="T1">Traineeship at T-Mobile Austria Core Network Operations and Service Development in Vienna</text:span></text:p>
            <text:p text:style-name="Table_20_Contents">Documentation of mobile call signaling protocols</text:p>
            <text:p text:style-name="Table_20_Contents">WAP-Proxy network traffic prognosis calculation</text:p>
            <text:p text:style-name="Table_20_Contents">Documentation of the equipment of mobile switching centers</text:p>
          </table:table-cell>
        </table:table-row>
        <table:table-row table:style-name="Table1.1">
          <table:table-cell table:style-name="Table1.A1" office:value-type="string">
            <text:p text:style-name="Table_20_Contents">July 2001</text:p>
          </table:table-cell>
          <table:table-cell table:style-name="Table1.A1" office:value-type="string">
            <text:p text:style-name="Table_20_Contents"><text:span text:style-name="T1">Traineeship at MTG Telekommunikationstechnik GmbH in Leipzig</text:span></text:p>
            <text:p text:style-name="Table_20_Contents">Insight into fire detection, video observation systems and telephone facility installation</text:p>
          </table:table-cell>
        </table:table-row>
        <table:table-row table:style-name="Table1.1">
          <table:table-cell table:style-name="Table1.A1" office:value-type="string">
            <text:p text:style-name="Table_20_Contents">July 2000</text:p>
          </table:table-cell>
          <table:table-cell table:style-name="Table1.A1" office:value-type="string">
            <text:p text:style-name="Table_20_Contents"><text:span text:style-name="T1">Traineeship at BeMaTec GmbH in Leipzig</text:span></text:p>
            <text:p text:style-name="Table_20_Contents">Insight into concrete machine installations</text:p>
          </table:table-cell>
        </table:table-row>
        <table:table-row table:style-name="Table1.1">
          <table:table-cell table:style-name="Table1.A1" office:value-type="string">
            <text:p text:style-name="Table_20_Contents">December 1997</text:p>
          </table:table-cell>
          <table:table-cell table:style-name="Table1.A1" office:value-type="string">
            <text:p text:style-name="Table_20_Contents"><text:span text:style-name="T1">Traineeship at STS Spectrum Text -und Datensysteme GmbH in Leipzig</text:span></text:p>
            <text:p text:style-name="Table_20_Contents">PC hardware and software installation</text:p>
            <text:p text:style-name="Table_20_Contents">Insight into stock-keeping</text:p>
            <text:p text:style-name="Table_20_Contents"/>
          </table:table-cell>
        </table:table-row>
        <table:table-row table:style-name="Table1.1">
          <table:table-cell table:style-name="Table1.A13" table:number-columns-spanned="2" office:value-type="string">
            <text:list xml:id="list15126720772626" text:continue-numbering="true" text:style-name="WWNum2">
              <text:list-item>
                <text:list>
                  <text:list-item>
                    <text:list>
                      <text:list-item>
                        <text:h text:style-name="P2" text:outline-level="3">Education</text:h>
                      </text:list-item>
                    </text:list>
                  </text:list-item>
                </text:list>
              </text:list-item>
            </text:list>
          </table:table-cell>
          <table:covered-table-cell/>
        </table:table-row>
        <table:table-row table:style-name="Table1.1">
          <table:table-cell table:style-name="Table1.A1" office:value-type="string">
            <text:p text:style-name="Table_20_Contents">October 2006 – </text:p>
            <text:p text:style-name="Table_20_Contents">February 2007</text:p>
          </table:table-cell>
          <table:table-cell table:style-name="Table1.A1" office:value-type="string">
            <text:p text:style-name="Table_20_Contents"><text:span text:style-name="T1">HTWK Leipzig</text:span></text:p>
            <text:p text:style-name="Table_20_Contents">Studies of computer science</text:p>
          </table:table-cell>
        </table:table-row>
        <table:table-row table:style-name="Table1.1">
          <table:table-cell table:style-name="Table1.A1" office:value-type="string">
            <text:p text:style-name="Table_20_Contents">September 2001 – February 2005</text:p>
          </table:table-cell>
          <table:table-cell table:style-name="Table1.A1" office:value-type="string">
            <text:p text:style-name="Table_20_Contents"><text:span text:style-name="T1">Deutsche Telekom AG Universtity of Applied Sciences Leipzig</text:span></text:p>
            <text:p text:style-name="Table_20_Contents">Studies of telecommunications and computer science</text:p>
            <text:p text:style-name="Table_20_Contents">Telecommunications and computer science expert degree grade A</text:p>
          </table:table-cell>
        </table:table-row>
        <table:table-row table:style-name="Table1.1">
          <table:table-cell table:style-name="Table1.A1" office:value-type="string">
            <text:p text:style-name="Table_20_Contents">September 1993 – </text:p>
            <text:p text:style-name="Table_20_Contents">July 2000</text:p>
          </table:table-cell>
          <table:table-cell table:style-name="Table1.A1" office:value-type="string">
            <text:p text:style-name="Table_20_Contents"><text:span text:style-name="T1">F.-A.-Brockhaus Grammar School Leipzig</text:span></text:p>
            <text:p text:style-name="Table_20_Contents">Specialization courses mathematics and physics</text:p>
            <text:p text:style-name="Table_20_Contents">A-Level diploma grade B</text:p>
          </table:table-cell>
        </table:table-row>
        <table:table-row table:style-name="Table1.1">
          <table:table-cell table:style-name="Table1.A13" table:number-columns-spanned="2" office:value-type="string">
            <text:list xml:id="list15126752876634" text:continue-numbering="true" text:style-name="WWNum2">
              <text:list-item>
                <text:list>
                  <text:list-item>
                    <text:list>
                      <text:list-item>
                        <text:h text:style-name="P2" text:outline-level="3">Languages</text:h>
                      </text:list-item>
                    </text:list>
                  </text:list-item>
                </text:list>
              </text:list-item>
            </text:list>
          </table:table-cell>
          <table:covered-table-cell/>
        </table:table-row>
        <table:table-row table:style-name="Table1.1">
          <table:table-cell table:style-name="Table1.A1" office:value-type="string">
            <text:p text:style-name="Table_20_Contents">English</text:p>
          </table:table-cell>
          <table:table-cell table:style-name="Table1.A1" office:value-type="string">
            <text:p text:style-name="Table_20_Contents">Excellent</text:p>
          </table:table-cell>
        </table:table-row>
        <table:table-row table:style-name="Table1.1">
          <table:table-cell table:style-name="Table1.A1" office:value-type="string">
            <text:p text:style-name="Table_20_Contents">German</text:p>
          </table:table-cell>
          <table:table-cell table:style-name="Table1.A1" office:value-type="string">
            <text:p text:style-name="Table_20_Contents">Native speaker</text:p>
          </table:table-cell>
        </table:table-row>
        <table:table-row table:style-name="Table1.1">
          <table:table-cell table:style-name="Table1.A1" office:value-type="string">
            <text:p text:style-name="Table_20_Contents">Russian</text:p>
          </table:table-cell>
          <table:table-cell table:style-name="Table1.A1" office:value-type="string">
            <text:p text:style-name="Table_20_Contents">Basic knowledge</text:p>
          </table:table-cell>
        </table:table-row>
        <table:table-row table:style-name="Table1.1">
          <table:table-cell table:style-name="Table1.A13" table:number-columns-spanned="2" office:value-type="string">
            <text:list xml:id="list15127853485613" text:continue-numbering="true" text:style-name="WWNum2">
              <text:list-item>
                <text:list>
                  <text:list-item>
                    <text:list>
                      <text:list-item>
                        <text:h text:style-name="P2" text:outline-level="3">College Activities</text:h>
                      </text:list-item>
                    </text:list>
                  </text:list-item>
                </text:list>
              </text:list-item>
            </text:list>
          </table:table-cell>
          <table:covered-table-cell/>
        </table:table-row>
        <table:table-row table:style-name="Table1.1">
          <table:table-cell table:style-name="Table1.A1" office:value-type="string">
            <text:p text:style-name="Table_20_Contents">2005</text:p>
          </table:table-cell>
          <table:table-cell table:style-name="Table1.A1" office:value-type="string">
            <text:p text:style-name="Table_20_Contents">Tandem with exchange student</text:p>
          </table:table-cell>
        </table:table-row>
        <table:table-row table:style-name="Table1.1">
          <table:table-cell table:style-name="Table1.A1" office:value-type="string">
            <text:p text:style-name="Table_20_Contents">2002 – 2004</text:p>
          </table:table-cell>
          <table:table-cell table:style-name="Table1.A1" office:value-type="string">
            <text:p text:style-name="Table_20_Contents">Physics tutorial for first year students</text:p>
          </table:table-cell>
        </table:table-row>
        <table:table-row table:style-name="Table1.1">
          <table:table-cell table:style-name="Table1.A1" office:value-type="string">
            <text:p text:style-name="Table_20_Contents">2003</text:p>
          </table:table-cell>
          <table:table-cell table:style-name="Table1.A1" office:value-type="string">
            <text:p text:style-name="Table_20_Contents">Presentations of the university to potential grammar school graduates at the Brockhaus Grammar School</text:p>
          </table:table-cell>
        </table:table-row>
        <table:table-row table:style-name="Table1.1">
          <table:table-cell table:style-name="Table1.A13" table:number-columns-spanned="2" office:value-type="string">
            <text:list xml:id="list15127969870841" text:continue-numbering="true" text:style-name="WWNum2">
              <text:list-item>
                <text:list>
                  <text:list-item>
                    <text:list>
                      <text:list-item>
                        <text:h text:style-name="P2" text:outline-level="3">Civic Duty</text:h>
                      </text:list-item>
                    </text:list>
                  </text:list-item>
                </text:list>
              </text:list-item>
            </text:list>
          </table:table-cell>
          <table:covered-table-cell/>
        </table:table-row>
        <table:table-row table:style-name="Table1.1">
          <table:table-cell table:style-name="Table1.A1" office:value-type="string">
            <text:p text:style-name="Table_20_Contents">August 200 </text:p>
            <text:p text:style-name="Table_20_Contents">– June 2001</text:p>
          </table:table-cell>
          <table:table-cell table:style-name="Table1.A1" office:value-type="string">
            <text:p text:style-name="Table_20_Contents">Dish washing and janitor at the Infant Recreation Center Sylt</text:p>
            <text:p text:style-name="Table_20_Contents">Geriatric care at the German Red Cross Geriatric Hospital Leipzig</text:p>
          </table:table-cell>
        </table:table-row>
        <table:table-row table:style-name="Table1.1">
          <table:table-cell table:style-name="Table1.A13" table:number-columns-spanned="2" office:value-type="string">
            <text:list xml:id="list15126975026195" text:continue-numbering="true" text:style-name="WWNum2">
              <text:list-item>
                <text:list>
                  <text:list-item>
                    <text:list>
                      <text:list-item>
                        <text:h text:style-name="P2" text:outline-level="3">Hobbys</text:h>
                      </text:list-item>
                    </text:list>
                  </text:list-item>
                </text:list>
              </text:list-item>
            </text:list>
          </table:table-cell>
          <table:covered-table-cell/>
        </table:table-row>
        <table:table-row table:style-name="Table1.1">
          <table:table-cell table:style-name="Table1.A1" table:number-columns-spanned="2" office:value-type="string">
            <text:p text:style-name="Table_20_Contents">Cycling, science fiction</text:p>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Liberation Sans1"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Liberation Sans1"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text-properties style:font-name-complex="DejaVu Sans" style:font-family-complex="'DejaVu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ejaVu Sans" style:font-family-complex="'DejaVu Sans'" style:font-family-generic-complex="system" style:font-pitch-complex="variable"/>
    </style:style>
    <style:style style:name="Heading_20_1" style:display-name="Heading 1" style:family="paragraph" style:parent-style-name="Heading" style:default-outline-level="1" style:class="text">
      <style:paragraph-properties fo:margin-left="0.2in" fo:margin-right="0in" fo:margin-top="0.0799in" fo:margin-bottom="0.0799in" loext:contextual-spacing="false" fo:text-indent="-0.2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class="text">
      <style:paragraph-properties fo:margin-left="0.0201in" fo:margin-right="0.0201in" fo:margin-top="0in" fo:margin-bottom="0in" loext:contextual-spacing="false" fo:text-indent="0in" style:auto-text-indent="false"/>
      <style:text-properties fo:font-size="10pt" fo:font-weight="bold" style:font-size-asian="10pt" style:font-weight-asian="bold" style:font-size-complex="14pt" style:font-weight-complex="bold"/>
    </style:style>
    <style:style style:name="Heading_20_4" style:display-name="Heading 4" style:family="paragraph" style:parent-style-name="Heading" style:default-outline-level="4" style:list-style-name="" style:class="text">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default-outline-level="" style:class="extra">
      <style:paragraph-properties fo:margin-left="0.0402in" fo:margin-right="0.0402in" fo:margin-top="0in" fo:margin-bottom="0in" loext:contextual-spacing="false" fo:text-indent="0in" style:auto-text-indent="false" text:number-lines="false" text:line-number="0"/>
      <style:text-properties style:font-name="Liberation Sans" fo:font-family="'Liberation Sans'" style:font-family-generic="roman" style:font-pitch="variable" fo:font-size="10pt" style:font-size-asian="10pt"/>
    </style:style>
    <style:style style:name="Table_20_Heading" style:display-name="Table Heading" style:family="paragraph" style:parent-style-name="Table_20_Contents" style:default-outline-level="" style:class="extra">
      <style:paragraph-properties fo:text-align="start" style:justify-single-word="false" text:number-lines="false" text:line-number="0"/>
      <style:text-properties fo:font-weight="bold" style:font-weight-asian="bold" style:font-weight-complex="bold"/>
    </style:style>
    <style:style style:name="Table" style:family="paragraph" style:parent-style-name="Caption" style:default-outline-level="" style:class="extra"/>
    <style:style style:name="Text" style:family="paragraph" style:parent-style-name="Caption" style:default-outline-level="" style:class="extra"/>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799in" fo:margin-bottom="0.5in" fo:margin-left="0.5in" fo:margin-right="0.6598in" style:writing-mode="lr-tb" style:layout-grid-color="#c0c0c0" style:layout-grid-lines="6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8T12:04:18</meta:creation-date>
    <meta:initial-creator>aggi</meta:initial-creator>
    <dc:language>en-US</dc:language>
    <dc:creator>aggi </dc:creator>
    <meta:print-date>2013-08-30T17:27:46</meta:print-date>
    <dc:date>2017-02-02T11:32:22</dc:date>
    <meta:editing-cycles>175</meta:editing-cycles>
    <meta:editing-duration>P6DT9H9M</meta:editing-duration>
    <meta:generator>LibreOffice/5.1.3.2$Linux_X86_64 LibreOffice_project/10m0$Build-2</meta:generator>
    <meta:document-statistic meta:table-count="1" meta:image-count="0" meta:object-count="0" meta:page-count="3" meta:paragraph-count="183" meta:word-count="997" meta:character-count="7384" meta:non-whitespace-character-count="6522"/>
  </office:meta>
</office:document-meta>
</file>